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978">
            <text:p>978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46">
            <text:p>1046</text:p>
          </table:table-cell>
          <table:table-cell table:style-name="ce23" office:value-type="float" office:value="234">
            <text:p>2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565">
            <text:p>1565</text:p>
          </table:table-cell>
          <table:table-cell table:style-name="ce23" office:value-type="float" office:value="377">
            <text:p>37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733">
            <text:p>3733</text:p>
          </table:table-cell>
          <table:table-cell table:style-name="ce23" office:value-type="float" office:value="447">
            <text:p>4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945">
            <text:p>36945</text:p>
          </table:table-cell>
          <table:table-cell table:style-name="ce23" office:value-type="float" office:value="4730">
            <text:p>47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35">
            <text:p>1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746">
            <text:p>3746</text:p>
          </table:table-cell>
          <table:table-cell table:style-name="ce23" office:value-type="float" office:value="892">
            <text:p>89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506">
            <text:p>27506</text:p>
          </table:table-cell>
          <table:table-cell table:style-name="ce23" office:value-type="float" office:value="4839">
            <text:p>48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24">
            <text:p>824</text:p>
          </table:table-cell>
          <table:table-cell table:style-name="ce23" office:value-type="float" office:value="184">
            <text:p>18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124">
            <text:p>2124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292">
            <text:p>4292</text:p>
          </table:table-cell>
          <table:table-cell table:style-name="ce23" office:value-type="float" office:value="151">
            <text:p>1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599">
            <text:p>1599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151">
            <text:p>1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806">
            <text:p>3806</text:p>
          </table:table-cell>
          <table:table-cell table:style-name="ce23" office:value-type="float" office:value="982">
            <text:p>98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4015">
            <text:p>34015</text:p>
          </table:table-cell>
          <table:table-cell table:style-name="ce23" office:value-type="float" office:value="2765">
            <text:p>27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783">
            <text:p>78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414">
            <text:p>3414</text:p>
          </table:table-cell>
          <table:table-cell table:style-name="ce23" office:value-type="float" office:value="388">
            <text:p>3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8067">
            <text:p>128067</text:p>
          </table:table-cell>
          <table:table-cell table:style-name="ce23" office:value-type="float" office:value="16462">
            <text:p>164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66">
            <text:p>226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1995">
            <text:p>199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371">
            <text:p>4371</text:p>
          </table:table-cell>
          <table:table-cell table:style-name="ce23" office:value-type="float" office:value="985">
            <text:p>9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681">
            <text:p>29681</text:p>
          </table:table-cell>
          <table:table-cell table:style-name="ce23" office:value-type="float" office:value="177">
            <text:p>17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3678">
            <text:p>33678</text:p>
          </table:table-cell>
          <table:table-cell table:style-name="ce23" office:value-type="float" office:value="209">
            <text:p>20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170">
            <text:p>2170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620">
            <text:p>10620</text:p>
          </table:table-cell>
          <table:table-cell table:style-name="ce23" office:value-type="float" office:value="1844">
            <text:p>184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12">
            <text:p>35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237">
            <text:p>10237</text:p>
          </table:table-cell>
          <table:table-cell table:style-name="ce23" office:value-type="float" office:value="964">
            <text:p>96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2470">
            <text:p>102470</text:p>
          </table:table-cell>
          <table:table-cell table:style-name="ce23" office:value-type="float" office:value="5428">
            <text:p>54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95893">
            <text:p>195893</text:p>
          </table:table-cell>
          <table:table-cell table:style-name="ce23" office:value-type="float" office:value="15173">
            <text:p>151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23960">
            <text:p>323960</text:p>
          </table:table-cell>
          <table:table-cell table:style-name="ce23" office:value-type="float" office:value="31635">
            <text:p>31635</text:p>
          </table:table-cell>
          <table:table-cell table:number-columns-repeated="6" table:style-name="ce23"/>
          <table:table-cell table:number-columns-repeated="2" table:style-name="ce21"/>
          <table:table-cell table:number-columns-repeated="2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